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. Almosnino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7 July 1868</text:p>
      <text:p text:style-name="P2">Month<text:tab/><text:tab/><text:tab/><text:tab/><text:tab/><text:tab/>July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S. Almosnino Esqre/</text:span></text:p>
      <text:p text:style-name="P4"><text:span text:style-name="T1">Phila July 17</text:span><text:span text:style-name="T2">th</text:span><text:span text:style-name="T1"> 1868/</text:span></text:p>
      <text:p text:style-name="P2"><text:span text:style-name="T1"><text:tab/>Dear sir/</text:span></text:p>
      <text:p text:style-name="P2"><text:span text:style-name="T1"><text:tab/><text:tab/>A certain D. A. Cohen who resides in No 22 Little/ Abe[?] St, wrote to the late Revd Isaac Leeser, and since his decease/ to myself, in order that proper influence might be exercised to/ induce a man named Barnet Da Costa to divorce his wife, when/ he deserted after she bore him a son. <text:s/>I took interest in/ the case. <text:s/>I sought out the husband, heard from his [?]/ lips that he had abjured the ancestral religion to embrace Christianity,/ and having summoned him before the Ecclesiastical Board of which I am/ the secretary, obtained from him the promise that he would sever/ the connexion that bound an innocent woman to a guilty man./ <text:s/>As the former belongs to the German Congregation, I wrote to Mr A D/ Cohen—after consulting with my colleagues—that he should inquire/ of Dr Adler, whether he would recognize a [Hebrew] received through the/ post-office when drawn according to the proper form (as I believe that in some extraordinary case as the present,/ such means had been employed and sanctioned by the authorities). <text:s/>The/ answer was unfavorable. <text:s/>Meanwhile a person named also Cohen/ was introduced to me, and stated that he had been deputed by Mr D. A/ Cohen of London to act as [Hebrew], and begged that for the sake of/ the woman, whose character was irreproachable, I should endeavour/ </text:span></text:p>
      <text:p text:style-name="P2"><text:span text:style-name="T1"/></text:p>
      <text:p text:style-name="P2"><text:span text:style-name="T1">[Page 2]</text:span></text:p>
      <text:p text:style-name="P2"><text:span text:style-name="T1">to further the object of his mission. <text:s/>I received also communi-/cations from New York to the same effect, but though I deem/ the request a legitimate one, and since which [crossed-out: ought to] enlists/ my [?]est sympathy, [crossed-out: still,] I cannot act in the premises, because/ I have reasons to fear that my exertions would avail nothing./ <text:s/>Yet, my feelings will not permit me to abandon the case altogether;/ wherefore I resolved to—unofficially--seek of you, dear sir, some/ imperative as to the real character of the woman, and as to the opinion/ of Dr Artom[?] [crossed-out: touching] upon the subject. <text:s/>I was told that he acknowledges/ no man in America competent to officiate as Rabbi, and consequently will/ refuse[crossed-out: s] to cognize a [Hebrew] preformed in this country. <text:s/>If it be so, then/ the wife of a wretched husband must for ever remain [Hebrew], and be [crossed-out: if the]/ [crossed-out: refusal will not occasion some greater evil] exposed to shocking temptations; but if, as I believe, he will/ judge us less unfavorably (I myself have never assumed the title of/ Rabbi) then, a meritorious deed may be performed, and we will all/ have been instrumental in effecting it./</text:span></text:p>
      <text:p text:style-name="P2"><text:span text:style-name="T1">I occasionally hear through Mr Henry Nathan your tidings and those/ of the amiable Mrs A. <text:s/>Present my kindest regards to Mrs Abrams/ and remembrances to Mrs Lindo and daughters, the Myers Ben [?], Mr/ Azuelo and all inquiring friends, and believe me yours/</text:span></text:p>
      <text:p text:style-name="P2"><text:span text:style-name="T1"><text:tab/><text:tab/><text:tab/><text:tab/><text:tab/><text:tab/>unabated [?]/</text:span></text:p>
      <text:p text:style-name="P2"><text:span text:style-name="T1"><text:tab/><text:tab/><text:tab/><text:tab/><text:tab/><text:tab/>very truly and respectfully/</text:span></text:p>
      <text:p text:style-name="P2"><text:span text:style-name="T1"/></text:p>
      <text:p text:style-name="P2"><text:span text:style-name="T1"><text:tab/>a 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2:05:58</meta:creation-date>
    <dc:date>2009-04-29T12:48:47</dc:date>
    <dc:language>en-US</dc:language>
    <meta:editing-cycles>2</meta:editing-cycles>
    <meta:editing-duration>PT11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658" meta:character-count="4147"/>
  </office:meta>
</office:document-meta>
</file>